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5.652cm"/>
    </style:style>
    <style:style style:name="co18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545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291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0.91cm"/>
    </style:style>
    <style:style style:name="co24" style:family="table-column">
      <style:table-column-properties fo:break-before="auto" style:column-width="2.307cm"/>
    </style:style>
    <style:style style:name="co25" style:family="table-column">
      <style:table-column-properties fo:break-before="auto" style:column-width="2.096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08cm"/>
    </style:style>
    <style:style style:name="co29" style:family="table-column">
      <style:table-column-properties fo:break-before="auto" style:column-width="2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42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6" style:family="table-cell" style:parent-style-name="Default" style:data-style-name="N0"/>
    <style:style style:name="ce19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33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_by_Data_Page" table:style-name="ta3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7"/>
        <table:table-column table:style-name="co12" table:default-cell-style-name="ce15"/>
        <table:table-column table:style-name="co13" table:number-columns-repeated="2" table:default-cell-style-name="ce15"/>
        <table:table-column table:style-name="co14" table:default-cell-style-name="ce15"/>
        <table:table-column table:style-name="co15" table:default-cell-style-name="ce7"/>
        <table:table-column table:style-name="co16" table:default-cell-style-name="ce15"/>
        <table:table-column table:style-name="co17" table:number-columns-repeated="3" table:default-cell-style-name="ce15"/>
        <table:table-column table:style-name="co24" table:default-cell-style-name="ce7"/>
        <table:table-column table:style-name="co14" table:number-columns-repeated="3" table:default-cell-style-name="ce15"/>
        <table:table-column table:style-name="co17" table:default-cell-style-name="ce15"/>
        <table:table-column table:style-name="co25" table:default-cell-style-name="ce7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0" table:default-cell-style-name="ce6"/>
        <table:table-column table:style-name="co29" table:default-cell-style-name="ce15"/>
        <table:table-column table:style-name="co18" table:number-columns-repeated="997" table:default-cell-style-name="ce15"/>
        <table:table-column table:style-name="co19" table:default-cell-style-name="ce15"/>
        <table:table-row table:style-name="ro2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9"/>
        </table:table-row>
        <table:table-row table:style-name="ro4">
          <table:table-cell table:style-name="ce2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RWEGIAN EPIC</text:p>
          </table:table-cell>
          <table:table-cell table:style-name="ce20" office:value-type="string" calcext:value-type="string">
            <text:p>311018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00" calcext:value-type="float">
            <text:p>4100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55873" calcext:value-type="float">
            <text:p>155873</text:p>
          </table:table-cell>
          <table:table-cell table:style-name="ce20" office:value-type="float" office:value="146495" calcext:value-type="float">
            <text:p>146495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80400" calcext:value-type="float">
            <text:p>804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0850" calcext:value-type="float">
            <text:p>1085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SC SEAVIEW</text:p>
          </table:table-cell>
          <table:table-cell table:style-name="ce20" office:value-type="string" calcext:value-type="string">
            <text:p>248717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34" calcext:value-type="float">
            <text:p>4134</text:p>
          </table:table-cell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018" calcext:value-type="float">
            <text:p>2018</text:p>
          </table:table-cell>
          <table:table-cell/>
          <table:table-cell table:style-name="ce36" office:value-type="float" office:value="153516" calcext:value-type="float">
            <text:p>153516</text:p>
          </table:table-cell>
          <table:table-cell table:style-name="ce20" office:value-type="float" office:value="149345" calcext:value-type="float">
            <text:p>14934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62400" calcext:value-type="float">
            <text:p>62400</text:p>
          </table:table-cell>
          <table:table-cell table:style-name="ce20" office:value-type="float" office:value="133" calcext:value-type="float">
            <text:p>133</text:p>
          </table:table-cell>
          <table:table-cell/>
          <table:table-cell table:style-name="ce20" office:value-type="float" office:value="11385" calcext:value-type="float">
            <text:p>1138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,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,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COSTA SMERALDA</text:p>
          </table:table-cell>
          <table:table-cell table:style-name="ce20" office:value-type="string" calcext:value-type="string">
            <text:p>2473919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224" calcext:value-type="float">
            <text:p>5224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83900" calcext:value-type="float">
            <text:p>183900</text:p>
          </table:table-cell>
          <table:table-cell table:number-columns-repeated="4"/>
          <table:table-cell table:style-name="ce36" office:value-type="float" office:value="57200" calcext:value-type="float">
            <text:p>57200</text:p>
          </table:table-cell>
          <table:table-cell table:number-columns-repeated="2"/>
          <table:table-cell table:style-name="ce20" office:value-type="float" office:value="13000" calcext:value-type="float">
            <text:p>13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,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SC BELLISSIMA</text:p>
          </table:table-cell>
          <table:table-cell table:style-name="ce20" office:value-type="string" calcext:value-type="string">
            <text:p>2489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888" calcext:value-type="float">
            <text:p>4888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71598" calcext:value-type="float">
            <text:p>17159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38400" calcext:value-type="float">
            <text:p>384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float" office:value="12200" calcext:value-type="float">
            <text:p>12200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,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,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,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,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AIDABLU</text:p>
          </table:table-cell>
          <table:table-cell table:style-name="ce20" office:value-type="string" calcext:value-type="string">
            <text:p>247282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7.6" calcext:value-type="float">
            <text:p>37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71304" calcext:value-type="float">
            <text:p>713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89" calcext:value-type="float">
            <text:p>7889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DASTELLA</text:p>
          </table:table-cell>
          <table:table-cell table:style-name="ce20" office:value-type="string" calcext:value-type="string">
            <text:p>2473228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8.19" calcext:value-type="float">
            <text:p>38,19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37374" calcext:value-type="float">
            <text:p>37374</text:p>
          </table:table-cell>
          <table:table-cell table:style-name="ce36" office:value-type="float" office:value="71304" calcext:value-type="float">
            <text:p>71304</text:p>
          </table:table-cell>
          <table:table-cell table:style-name="ce20" office:value-type="float" office:value="45266" calcext:value-type="float">
            <text:p>4526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33" calcext:value-type="float">
            <text:p>7833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,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,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CIUDAD DE BARCELONA</text:p>
          </table:table-cell>
          <table:table-cell table:style-name="ce20" office:value-type="string" calcext:value-type="string">
            <text:p>225416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450" calcext:value-type="float">
            <text:p>145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6.4" calcext:value-type="float">
            <text:p>26,4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29514" calcext:value-type="float">
            <text:p>295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36" office:value-type="float" office:value="33600" calcext:value-type="float">
            <text:p>33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1980" calcext:value-type="float">
            <text:p>1198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,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,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,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,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SILVER DAWN</text:p>
          </table:table-cell>
          <table:table-cell table:style-name="ce20" office:value-type="string" calcext:value-type="string">
            <text:p>311001044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96" calcext:value-type="float">
            <text:p>596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table:style-name="ce36" office:value-type="float" office:value="40844" calcext:value-type="float">
            <text:p>40844</text:p>
          </table:table-cell>
          <table:table-cell table:style-name="ce20" office:value-type="float" office:value="14174" calcext:value-type="float">
            <text:p>1417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36" office:value-type="float" office:value="25200" calcext:value-type="float">
            <text:p>25200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table:style-name="ce20" office:value-type="float" office:value="3390" calcext:value-type="float">
            <text:p>339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,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CIUDAD DE ALCUDIA</text:p>
          </table:table-cell>
          <table:table-cell table:style-name="ce20" office:value-type="string" calcext:value-type="string">
            <text:p>22450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36" calcext:value-type="float">
            <text:p>136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26464" calcext:value-type="float">
            <text:p>26464</text:p>
          </table:table-cell>
          <table:table-cell table:style-name="ce36" office:value-type="float" office:value="33588" calcext:value-type="float">
            <text:p>33588</text:p>
          </table:table-cell>
          <table:table-cell table:style-name="ce20" office:value-type="float" office:value="10076" calcext:value-type="float">
            <text:p>1007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23040" calcext:value-type="float">
            <text:p>230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0700" calcext:value-type="float">
            <text:p>107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ECO ADRIATICA</text:p>
          </table:table-cell>
          <table:table-cell table:style-name="ce20" office:value-type="string" calcext:value-type="string">
            <text:p>247384100</text:p>
          </table:table-cell>
          <table:table-cell table:style-name="ce20" office:value-type="string" calcext:value-type="string">
            <text:p>cargo</text:p>
          </table:table-cell>
          <table:table-cell table:style-name="ce36" office:value-type="float" office:value="0" calcext:value-type="float">
            <text:p>0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0" office:value-type="float" office:value="18121" calcext:value-type="float">
            <text:p>18121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ECO MEDITERRANEA</text:p>
          </table:table-cell>
          <table:table-cell table:style-name="ce20" office:value-type="string" calcext:value-type="string">
            <text:p>2473839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4575" calcext:value-type="float">
            <text:p>64575</text:p>
          </table:table-cell>
          <table:table-cell table:style-name="ce20" office:value-type="float" office:value="41147" calcext:value-type="float">
            <text:p>4114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0" office:value-type="float" office:value="117" calcext:value-type="float">
            <text:p>117</text:p>
          </table:table-cell>
          <table:table-cell/>
          <table:table-cell table:style-name="ce20" office:value-type="float" office:value="64575" calcext:value-type="float">
            <text:p>64575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CIUDAD DE PALMA</text:p>
          </table:table-cell>
          <table:table-cell table:style-name="ce20" office:value-type="string" calcext:value-type="string">
            <text:p>2245880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36" office:value-type="float" office:value="27105" calcext:value-type="float">
            <text:p>27105</text:p>
          </table:table-cell>
          <table:table-cell table:style-name="ce20" office:value-type="float" office:value="9175" calcext:value-type="float">
            <text:p>917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000" calcext:value-type="float">
            <text:p>7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HEDY LAMARR</text:p>
          </table:table-cell>
          <table:table-cell table:style-name="ce20" office:value-type="string" calcext:value-type="string">
            <text:p>209348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60" calcext:value-type="float">
            <text:p>56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26375" calcext:value-type="float">
            <text:p>26375</text:p>
          </table:table-cell>
          <table:table-cell table:style-name="ce20" office:value-type="float" office:value="8994" calcext:value-type="float">
            <text:p>899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702" calcext:value-type="float">
            <text:p>870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CIUDAD DE GRANADA</text:p>
          </table:table-cell>
          <table:table-cell table:style-name="ce20" office:value-type="string" calcext:value-type="string">
            <text:p>224600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6" calcext:value-type="float">
            <text:p>356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6.2" calcext:value-type="float">
            <text:p>26,2</text:p>
          </table:table-cell>
          <table:table-cell table:style-name="ce20" office:value-type="float" office:value="2001" calcext:value-type="float">
            <text:p>2001</text:p>
          </table:table-cell>
          <table:table-cell/>
          <table:table-cell table:style-name="ce36" office:value-type="float" office:value="26916" calcext:value-type="float">
            <text:p>26916</text:p>
          </table:table-cell>
          <table:table-cell table:style-name="ce20" office:value-type="float" office:value="14608" calcext:value-type="float">
            <text:p>14608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36" office:value-type="float" office:value="28960" calcext:value-type="float">
            <text:p>2896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GNV SPIRIT</text:p>
          </table:table-cell>
          <table:table-cell table:style-name="ce20" office:value-type="string" calcext:value-type="string">
            <text:p>247438100</text:p>
          </table:table-cell>
          <table:table-cell table:style-name="ce20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20150" calcext:value-type="float">
            <text:p>20150</text:p>
          </table:table-cell>
          <table:table-cell table:style-name="ce36" office:value-type="float" office:value="32728" calcext:value-type="float">
            <text:p>32728</text:p>
          </table:table-cell>
          <table:table-cell table:style-name="ce20" office:value-type="float" office:value="13081" calcext:value-type="float">
            <text:p>13081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36" office:value-type="float" office:value="46080" calcext:value-type="float">
            <text:p>460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15" calcext:value-type="float">
            <text:p>6515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CIUDAD DE MAHON</text:p>
          </table:table-cell>
          <table:table-cell table:style-name="ce20" office:value-type="string" calcext:value-type="string">
            <text:p>2246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966" calcext:value-type="float">
            <text:p>966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4.2" calcext:value-type="float">
            <text:p>24,2</text:p>
          </table:table-cell>
          <table:table-cell table:style-name="ce20" office:value-type="float" office:value="2008" calcext:value-type="float">
            <text:p>2008</text:p>
          </table:table-cell>
          <table:table-cell/>
          <table:table-cell table:style-name="ce36" office:value-type="float" office:value="10333" calcext:value-type="float">
            <text:p>10333</text:p>
          </table:table-cell>
          <table:table-cell table:style-name="ce20" office:value-type="float" office:value="6051" calcext:value-type="float">
            <text:p>605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23400" calcext:value-type="float">
            <text:p>234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ELEANOR ROOSEVELT</text:p>
          </table:table-cell>
          <table:table-cell table:style-name="ce20" office:value-type="string" calcext:value-type="string">
            <text:p>21004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196" calcext:value-type="float">
            <text:p>1196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0" office:value-type="float" office:value="3678" calcext:value-type="float">
            <text:p>3678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0" office:value-type="string" calcext:value-type="string">
            <text:p>Waterjet</text:p>
          </table:table-cell>
          <table:table-cell table:style-name="ce36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KERRY</text:p>
          </table:table-cell>
          <table:table-cell table:style-name="ce20" office:value-type="string" calcext:value-type="string">
            <text:p>21077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0" calcext:value-type="float">
            <text:p>350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6850" calcext:value-type="float">
            <text:p>16850</text:p>
          </table:table-cell>
          <table:table-cell table:style-name="ce36" office:value-type="float" office:value="24418" calcext:value-type="float">
            <text:p>24418</text:p>
          </table:table-cell>
          <table:table-cell table:style-name="ce20" office:value-type="float" office:value="7868" calcext:value-type="float">
            <text:p>78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18900" calcext:value-type="float">
            <text:p>189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111" calcext:value-type="float">
            <text:p>7111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0" office:value-type="string" calcext:value-type="string">
            <text:p>H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,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0" office:value-type="string" calcext:value-type="string">
            <text:p>GNV SEALAND</text:p>
          </table:table-cell>
          <table:table-cell table:style-name="ce20" office:value-type="string" calcext:value-type="string">
            <text:p>2472658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758" calcext:value-type="float">
            <text:p>17758</text:p>
          </table:table-cell>
          <table:table-cell table:style-name="ce36" office:value-type="float" office:value="26904" calcext:value-type="float">
            <text:p>26904</text:p>
          </table:table-cell>
          <table:table-cell table:style-name="ce20" office:value-type="float" office:value="8912" calcext:value-type="float">
            <text:p>89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,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,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0" office:value-type="string" calcext:value-type="string">
            <text:p>FENICUSA M</text:p>
          </table:table-cell>
          <table:table-cell table:style-name="ce20" office:value-type="string" calcext:value-type="string">
            <text:p>2474322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1.03" calcext:value-type="float">
            <text:p>31,03</text:p>
          </table:table-cell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48984" calcext:value-type="float">
            <text:p>48984</text:p>
          </table:table-cell>
          <table:table-cell table:style-name="ce36" office:value-type="float" office:value="25400" calcext:value-type="float">
            <text:p>25400</text:p>
          </table:table-cell>
          <table:table-cell table:style-name="ce20" office:value-type="float" office:value="9932" calcext:value-type="float">
            <text:p>993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8561" calcext:value-type="float">
            <text:p>85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0037" calcext:value-type="float">
            <text:p>40037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,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,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0" office:value-type="string" calcext:value-type="string">
            <text:p>BBC SEBASTOPOL</text:p>
          </table:table-cell>
          <table:table-cell table:style-name="ce20" office:value-type="string" calcext:value-type="string">
            <text:p>30482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3.06" calcext:value-type="float">
            <text:p>23,06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11324" calcext:value-type="float">
            <text:p>11324</text:p>
          </table:table-cell>
          <table:table-cell table:style-name="ce2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0" office:value-type="float" office:value="12325" calcext:value-type="float">
            <text:p>1232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TINERFE</text:p>
          </table:table-cell>
          <table:table-cell table:style-name="ce20" office:value-type="string" calcext:value-type="string">
            <text:p>2240250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2.63" calcext:value-type="float">
            <text:p>22,63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23145" calcext:value-type="float">
            <text:p>23145</text:p>
          </table:table-cell>
          <table:table-cell table:style-name="ce36" office:value-type="float" office:value="11290" calcext:value-type="float">
            <text:p>11290</text:p>
          </table:table-cell>
          <table:table-cell table:style-name="ce20" office:value-type="float" office:value="5263" calcext:value-type="float">
            <text:p>5263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5920" calcext:value-type="float">
            <text:p>5920</text:p>
          </table:table-cell>
          <table:table-cell table:number-columns-repeated="2"/>
          <table:table-cell table:style-name="ce20" office:value-type="float" office:value="17540" calcext:value-type="float">
            <text:p>1754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IMKE</text:p>
          </table:table-cell>
          <table:table-cell table:style-name="ce20" office:value-type="string" calcext:value-type="string">
            <text:p>304513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3.2" calcext:value-type="float">
            <text:p>23,2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1473" calcext:value-type="float">
            <text:p>11473</text:p>
          </table:table-cell>
          <table:table-cell table:style-name="ce20" office:value-type="float" office:value="3834" calcext:value-type="float">
            <text:p>3834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7200" calcext:value-type="float">
            <text:p>7200</text:p>
          </table:table-cell>
          <table:table-cell table:number-columns-repeated="2"/>
          <table:table-cell table:style-name="ce20" office:value-type="float" office:value="9962" calcext:value-type="float">
            <text:p>99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0" office:value-type="string" calcext:value-type="string">
            <text:p>GUBAL TRADER</text:p>
          </table:table-cell>
          <table:table-cell table:style-name="ce20" office:value-type="string" calcext:value-type="string">
            <text:p>210117000</text:p>
          </table:table-cell>
          <table:table-cell table:style-name="ce20" office:value-type="string" calcext:value-type="string">
            <text:p>passenger</text:p>
          </table:table-cell>
          <table:table-cell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.88" calcext:value-type="float">
            <text:p>16,88</text:p>
          </table:table-cell>
          <table:table-cell table:style-name="ce20" office:value-type="float" office:value="1979" calcext:value-type="float">
            <text:p>1979</text:p>
          </table:table-cell>
          <table:table-cell/>
          <table:table-cell table:style-name="ce36" office:value-type="float" office:value="7616" calcext:value-type="float">
            <text:p>7616</text:p>
          </table:table-cell>
          <table:table-cell table:style-name="ce20" office:value-type="float" office:value="2285" calcext:value-type="float">
            <text:p>2285</text:p>
          </table:table-cell>
          <table:table-cell table:number-columns-repeated="3"/>
          <table:table-cell table:style-name="ce36" office:value-type="float" office:value="4678" calcext:value-type="float">
            <text:p>4678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0" office:value-type="string" calcext:value-type="string">
            <text:p>HEERENGRACHT</text:p>
          </table:table-cell>
          <table:table-cell table:style-name="ce20" office:value-type="string" calcext:value-type="string">
            <text:p>24401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1.36" calcext:value-type="float">
            <text:p>21,3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972" calcext:value-type="float">
            <text:p>17972</text:p>
          </table:table-cell>
          <table:table-cell table:style-name="ce36" office:value-type="float" office:value="9611" calcext:value-type="float">
            <text:p>9611</text:p>
          </table:table-cell>
          <table:table-cell table:style-name="ce20" office:value-type="float" office:value="4260" calcext:value-type="float">
            <text:p>426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5400" calcext:value-type="float">
            <text:p>5400</text:p>
          </table:table-cell>
          <table:table-cell table:number-columns-repeated="2"/>
          <table:table-cell table:style-name="ce20" office:value-type="float" office:value="12678" calcext:value-type="float">
            <text:p>1267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0" office:value-type="string" calcext:value-type="string">
            <text:p>TIMBER NAVIGATOR</text:p>
          </table:table-cell>
          <table:table-cell table:style-name="ce20" office:value-type="string" calcext:value-type="string">
            <text:p>244909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5425" calcext:value-type="float">
            <text:p>5425</text:p>
          </table:table-cell>
          <table:table-cell table:style-name="ce20" office:value-type="float" office:value="2949" calcext:value-type="float">
            <text:p>2949</text:p>
          </table:table-cell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970" calcext:value-type="float">
            <text:p>2970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270" calcext:value-type="float">
            <text:p>827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SIRIOS CEMENT V</text:p>
          </table:table-cell>
          <table:table-cell table:style-name="ce20" office:value-type="string" calcext:value-type="string">
            <text:p>212781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4.5" calcext:value-type="float">
            <text:p>14,5</text:p>
          </table:table-cell>
          <table:table-cell table:style-name="ce20" office:value-type="float" office:value="1988" calcext:value-type="float">
            <text:p>1988</text:p>
          </table:table-cell>
          <table:table-cell table:style-name="ce20" office:value-type="float" office:value="4799" calcext:value-type="float">
            <text:p>4799</text:p>
          </table:table-cell>
          <table:table-cell table:style-name="ce36" office:value-type="float" office:value="2453" calcext:value-type="float">
            <text:p>2453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1618" calcext:value-type="float">
            <text:p>161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399" calcext:value-type="float">
            <text:p>3399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0" office:value-type="string" calcext:value-type="string">
            <text:p>SOLLER CAT</text:p>
          </table:table-cell>
          <table:table-cell table:style-name="ce20" office:value-type="string" calcext:value-type="string">
            <text:p>22400589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6" calcext:value-type="float">
            <text:p>26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010" calcext:value-type="float">
            <text:p>2010</text:p>
          </table:table-cell>
          <table:table-cell table:number-columns-repeated="10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0" office:value-type="string" calcext:value-type="string">
            <text:p>BLUE DELFIN</text:p>
          </table:table-cell>
          <table:table-cell table:style-name="ce20" office:value-type="string" calcext:value-type="string">
            <text:p>22400217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2" calcext:value-type="float">
            <text:p>12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0" office:value-type="string" calcext:value-type="string">
            <text:p>SUPERMAN</text:p>
          </table:table-cell>
          <table:table-cell table:style-name="ce20" office:value-type="string" calcext:value-type="string">
            <text:p>22416683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0" office:value-type="string" calcext:value-type="string">
            <text:p>FLETXA</text:p>
          </table:table-cell>
          <table:table-cell table:style-name="ce20" office:value-type="string" calcext:value-type="string">
            <text:p>22415376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1]=&quot;hybrid&quot;;0;IF([.T191]=&quot;LNG&quot;;0.5;IF([.T191]=&quot;Fuel &amp; LNG&quot;;1;IF([.T191]=&quot;Heavy Fuel Oil&quot;;3;IF([.T191]=&quot;Sail&quot;;0;2)))))" office:value-type="float" office:value="2" calcext:value-type="float">
            <text:p>2</text:p>
          </table:table-cell>
          <table:table-cell table:formula="of:=INT([.O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J191]/10000)" office:value-type="float" office:value="1" calcext:value-type="float">
            <text:p>1</text:p>
          </table:table-cell>
          <table:table-cell table:formula="of:=[.U191]*[.V191]+[.W191]+[.X191]" office:value-type="float" office:value="1" calcext:value-type="float">
            <text:p>1</text:p>
          </table:table-cell>
          <table:table-cell table:formula="of:=INT([.Y19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2"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30" office:value-type="float" office:value="4333" calcext:value-type="float">
            <text:p>4333</text:p>
          </table:table-cell>
          <table:table-cell table:number-columns-repeated="4"/>
          <table:table-cell table:style-name="ce2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2" office:value-type="string" calcext:value-type="string">
            <text:p>MSC GRANDIOSA</text:p>
          </table:table-cell>
          <table:table-cell table:style-name="ce25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5" office:value-type="float" office:value="2019" calcext:value-type="float">
            <text:p>2019</text:p>
          </table:table-cell>
          <table:table-cell/>
          <table:table-cell table:style-name="ce30" office:value-type="float" office:value="181541" calcext:value-type="float">
            <text:p>181541</text:p>
          </table:table-cell>
          <table:table-cell table:number-columns-repeated="4"/>
          <table:table-cell table:style-name="ce2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2" office:value-type="string" calcext:value-type="string">
            <text:p>TATIANA</text:p>
          </table:table-cell>
          <table:table-cell table:style-name="ce25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38396" calcext:value-type="float">
            <text:p>38396</text:p>
          </table:table-cell>
          <table:table-cell table:number-columns-repeated="4"/>
          <table:table-cell table:style-name="ce2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2" office:value-type="string" calcext:value-type="string">
            <text:p>BBC TEXAS</text:p>
          </table:table-cell>
          <table:table-cell table:style-name="ce25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12669" calcext:value-type="float">
            <text:p>12669</text:p>
          </table:table-cell>
          <table:table-cell table:number-columns-repeated="4"/>
          <table:table-cell table:style-name="ce3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2" office:value-type="string" calcext:value-type="string">
            <text:p>ACAIA</text:p>
          </table:table-cell>
          <table:table-cell table:style-name="ce25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ce30" office:value-type="float" office:value="5000" calcext:value-type="float">
            <text:p>5000</text:p>
          </table:table-cell>
          <table:table-cell table:number-columns-repeated="4"/>
          <table:table-cell table:style-name="ce3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2" office:value-type="string" calcext:value-type="string">
            <text:p>NORWEGIAN DAWN</text:p>
          </table:table-cell>
          <table:table-cell table:style-name="ce25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2340" calcext:value-type="float">
            <text:p>2340</text:p>
          </table:table-cell>
          <table:table-cell table:style-name="ce22" office:value-type="float" office:value="295" calcext:value-type="float">
            <text:p>295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/>
          <table:table-cell table:style-name="ce25" office:value-type="float" office:value="92250" calcext:value-type="float">
            <text:p>92250</text:p>
          </table:table-cell>
          <table:table-cell table:number-columns-repeated="4"/>
          <table:table-cell table:style-name="ce3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2" office:value-type="string" calcext:value-type="string">
            <text:p>SAIMAAGRACHT</text:p>
          </table:table-cell>
          <table:table-cell table:style-name="ce25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84" calcext:value-type="float">
            <text:p>184</text:p>
          </table:table-cell>
          <table:table-cell/>
          <table:table-cell table:style-name="ce25" office:value-type="float" office:value="2005" calcext:value-type="float">
            <text:p>2005</text:p>
          </table:table-cell>
          <table:table-cell/>
          <table:table-cell table:style-name="ce25" office:value-type="float" office:value="18321" calcext:value-type="float">
            <text:p>18321</text:p>
          </table:table-cell>
          <table:table-cell table:number-columns-repeated="4"/>
          <table:table-cell table:style-name="ce2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2" office:value-type="string" calcext:value-type="string">
            <text:p>ISLAND PRINCESS</text:p>
          </table:table-cell>
          <table:table-cell table:style-name="ce27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27" office:value-type="float" office:value="2581" calcext:value-type="float">
            <text:p>2581</text:p>
          </table:table-cell>
          <table:table-cell table:style-name="ce22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27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9]=&quot;hybrid&quot;;0;IF([.T199]=&quot;LNG&quot;;0.5;IF([.T199]=&quot;Fuel &amp; LNG&quot;;1;IF([.T199]=&quot;Heavy Fuel Oil&quot;;3;IF([.T199]=&quot;Sail&quot;;0;2)))))" office:value-type="float" office:value="2" calcext:value-type="float">
            <text:p>2</text:p>
          </table:table-cell>
          <table:table-cell table:formula="of:=INT([.O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J199]/10000)" office:value-type="float" office:value="9" calcext:value-type="float">
            <text:p>9</text:p>
          </table:table-cell>
          <table:table-cell table:formula="of:=[.U199]*[.V199]+[.W199]+[.X199]" office:value-type="float" office:value="23" calcext:value-type="float">
            <text:p>23</text:p>
          </table:table-cell>
          <table:table-cell table:formula="of:=INT([.Y19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27" office:value-type="float" office:value="212690000" calcext:value-type="float">
            <text:p>212690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7" office:value-type="float" office:value="3517" calcext:value-type="float">
            <text:p>3517</text:p>
          </table:table-cell>
          <table:table-cell table:number-columns-repeated="4"/>
          <table:table-cell table:style-name="ce27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0]=&quot;hybrid&quot;;0;IF([.T200]=&quot;LNG&quot;;0.5;IF([.T200]=&quot;Fuel &amp; LNG&quot;;1;IF([.T200]=&quot;Heavy Fuel Oil&quot;;3;IF([.T200]=&quot;Sail&quot;;0;2)))))" office:value-type="float" office:value="2" calcext:value-type="float">
            <text:p>2</text:p>
          </table:table-cell>
          <table:table-cell table:formula="of:=INT([.O200]/10000)" office:value-type="float" office:value="0" calcext:value-type="float">
            <text:p>0</text:p>
          </table:table-cell>
          <table:table-cell table:formula="of:=INT([.E200]/1000)" office:value-type="float" office:value="0" calcext:value-type="float">
            <text:p>0</text:p>
          </table:table-cell>
          <table:table-cell table:formula="of:=INT([.J200]/10000)" office:value-type="float" office:value="0" calcext:value-type="float">
            <text:p>0</text:p>
          </table:table-cell>
          <table:table-cell table:formula="of:=[.U200]*[.V200]+[.W200]+[.X200]" office:value-type="float" office:value="0" calcext:value-type="float">
            <text:p>0</text:p>
          </table:table-cell>
          <table:table-cell table:formula="of:=INT([.Y20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8" office:value-type="string" calcext:value-type="string">
            <text:p>EMERALD AZZURRA</text:p>
          </table:table-cell>
          <table:table-cell table:style-name="ce30" office:value-type="float" office:value="311001053" calcext:value-type="float">
            <text:p>311001053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00" calcext:value-type="float">
            <text:p>100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Default" office:value-type="float" office:value="2022" calcext:value-type="float">
            <text:p>2022</text:p>
          </table:table-cell>
          <table:table-cell/>
          <table:table-cell table:style-name="ce30" office:value-type="float" office:value="5175" calcext:value-type="float">
            <text:p>5175</text:p>
          </table:table-cell>
          <table:table-cell table:number-columns-repeated="4"/>
          <table:table-cell table:style-name="ce3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1]=&quot;hybrid&quot;;0;IF([.T201]=&quot;LNG&quot;;0.5;IF([.T201]=&quot;Fuel &amp; LNG&quot;;1;IF([.T201]=&quot;Heavy Fuel Oil&quot;;3;IF([.T201]=&quot;Sail&quot;;0;2)))))" office:value-type="float" office:value="2" calcext:value-type="float">
            <text:p>2</text:p>
          </table:table-cell>
          <table:table-cell table:formula="of:=INT([.O201]/10000)" office:value-type="float" office:value="0" calcext:value-type="float">
            <text:p>0</text:p>
          </table:table-cell>
          <table:table-cell table:formula="of:=INT([.E201]/1000)" office:value-type="float" office:value="0" calcext:value-type="float">
            <text:p>0</text:p>
          </table:table-cell>
          <table:table-cell table:formula="of:=INT([.J201]/10000)" office:value-type="float" office:value="0" calcext:value-type="float">
            <text:p>0</text:p>
          </table:table-cell>
          <table:table-cell table:formula="of:=[.U201]*[.V201]+[.W201]+[.X201]" office:value-type="float" office:value="0" calcext:value-type="float">
            <text:p>0</text:p>
          </table:table-cell>
          <table:table-cell table:formula="of:=INT([.Y201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18" office:value-type="string" calcext:value-type="string">
            <text:p>CELEB. CONSTELLATION </text:p>
          </table:table-cell>
          <table:table-cell table:style-name="ce25" office:value-type="float" office:value="249046000" calcext:value-type="float">
            <text:p>249046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2450" calcext:value-type="float">
            <text:p>2450</text:p>
          </table:table-cell>
          <table:table-cell table:style-name="ce18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002" calcext:value-type="float">
            <text:p>2002</text:p>
          </table:table-cell>
          <table:table-cell/>
          <table:table-cell table:style-name="ce25" office:value-type="float" office:value="90940" calcext:value-type="float">
            <text:p>90940</text:p>
          </table:table-cell>
          <table:table-cell table:number-columns-repeated="4"/>
          <table:table-cell table:style-name="ce25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202]=&quot;hybrid&quot;;0;IF([.T202]=&quot;LNG&quot;;0.5;IF([.T202]=&quot;Fuel &amp; LNG&quot;;1;IF([.T202]=&quot;Heavy Fuel Oil&quot;;3;IF([.T202]=&quot;Sail&quot;;0;2)))))" office:value-type="float" office:value="0.5" calcext:value-type="float">
            <text:p>0,5</text:p>
          </table:table-cell>
          <table:table-cell table:formula="of:=INT([.O202]/10000)" office:value-type="float" office:value="9" calcext:value-type="float">
            <text:p>9</text:p>
          </table:table-cell>
          <table:table-cell table:formula="of:=INT([.E202]/1000)" office:value-type="float" office:value="2" calcext:value-type="float">
            <text:p>2</text:p>
          </table:table-cell>
          <table:table-cell table:formula="of:=INT([.J202]/10000)" office:value-type="float" office:value="9" calcext:value-type="float">
            <text:p>9</text:p>
          </table:table-cell>
          <table:table-cell table:formula="of:=[.U202]*[.V202]+[.W202]+[.X202]" office:value-type="float" office:value="15.5" calcext:value-type="float">
            <text:p>15,5</text:p>
          </table:table-cell>
          <table:table-cell table:formula="of:=INT([.Y202]*5/[.Y$3]+0.5)" office:value-type="float" office:value="2" calcext:value-type="float">
            <text:p>2</text:p>
          </table:table-cell>
          <table:table-cell table:style-name="Default"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7" office:value-type="string" calcext:value-type="string">
            <text:p>MSC FANTASIA </text:p>
          </table:table-cell>
          <table:table-cell table:style-name="ce27" office:value-type="string" calcext:value-type="string">
            <text:p><text:a xlink:href="https://www.marinetraffic.com/ais/details/ships/mmsi:370648000" xlink:type="simple">370648000</text:a> </text:p>
          </table:table-cell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3]=&quot;hybrid&quot;;0;IF([.T203]=&quot;LNG&quot;;0.5;IF([.T203]=&quot;Fuel &amp; LNG&quot;;1;IF([.T203]=&quot;Heavy Fuel Oil&quot;;3;IF([.T203]=&quot;Sail&quot;;0;2)))))" office:value-type="float" office:value="2" calcext:value-type="float">
            <text:p>2</text:p>
          </table:table-cell>
          <table:table-cell table:formula="of:=INT([.O203]/10000)" office:value-type="float" office:value="4" calcext:value-type="float">
            <text:p>4</text:p>
          </table:table-cell>
          <table:table-cell table:formula="of:=INT([.E203]/1000)" office:value-type="float" office:value="3" calcext:value-type="float">
            <text:p>3</text:p>
          </table:table-cell>
          <table:table-cell table:formula="of:=INT([.J203]/10000)" office:value-type="float" office:value="13" calcext:value-type="float">
            <text:p>13</text:p>
          </table:table-cell>
          <table:table-cell table:formula="of:=[.U203]*[.V203]+[.W203]+[.X203]" office:value-type="float" office:value="24" calcext:value-type="float">
            <text:p>24</text:p>
          </table:table-cell>
          <table:table-cell table:formula="of:=INT([.Y20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18" table:default-cell-style-name="ce15"/>
        <table:table-column table:style-name="co23" table:default-cell-style-name="ce15"/>
        <table:table-column table:style-name="co19" table:number-columns-repeated="1018" table:default-cell-style-name="ce15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9.998cm" fo:page-height="6.9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1:08:31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3-11-10T11:12:58.376000000</dc:date>
    <meta:editing-cycles>37</meta:editing-cycles>
    <meta:editing-duration>PT52M27S</meta:editing-duration>
    <meta:document-statistic meta:table-count="2" meta:cell-count="3126" meta:object-count="0"/>
    <meta:user-defined meta:name=""/>
    <meta:user-defined meta:name="WorkbookGuid">8df44f6d-cbdd-48b4-84dc-da7011ecab0b</meta:user-defined>
  </office:meta>
</office:document-meta>
</file>